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7000000F64022900F5EC18AD1.png" manifest:media-type="image/png"/>
  <manifest:file-entry manifest:full-path="Pictures/10000001000001AF000000F65D228DD47CC91C9B.png" manifest:media-type="image/png"/>
  <manifest:file-entry manifest:full-path="Pictures/10000001000001BD0000011BE9CD591681A5613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Serif" svg:font-family="SansSerif" style:font-family-generic="swiss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07%" fo:text-indent="0in" style:auto-text-indent="false" style:writing-mode="lr-tb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.036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LAB ode45 Notes from matlabacademy.mathworks.com</text:p>
      <text:p text:style-name="P1">System of ODEs</text:p>
      <text:p text:style-name="P1"><draw:frame draw:style-name="fr3" draw:name="Image1" text:anchor-type="char" svg:x="-0.0591in" svg:y="0.0543in" svg:width="2.3929in" svg:height="1.6398in" draw:z-index="0"><draw:image xlink:href="Pictures/1000000100000167000000F64022900F5EC18AD1.png" xlink:type="simple" xlink:show="embed" xlink:actuate="onLoad" draw:mime-type="image/png"/></draw:frame><draw:frame draw:style-name="fr2" draw:name="Image3" text:anchor-type="char" svg:x="3.139in" svg:y="2.1193in" svg:width="2.8728in" svg:height="1.6028in" draw:z-index="2"><draw:image xlink:href="Pictures/10000001000001AF000000F65D228DD47CC91C9B.png" xlink:type="simple" xlink:show="embed" xlink:actuate="onLoad" draw:mime-type="image/png"/></draw:frame><draw:frame draw:style-name="fr1" draw:name="Image2" text:anchor-type="char" svg:x="-0.1626in" svg:y="1.9083in" svg:width="2.9665in" svg:height="1.8866in" draw:z-index="1"><draw:image xlink:href="Pictures/10000001000001BD0000011BE9CD591681A561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Serif" svg:font-family="SansSerif" style:font-family-generic="swiss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SansSerif" fo:font-family="SansSerif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Table" style:display-name="Normal Table" style:family="paragraph" style:default-outline-level="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swiss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8T17:17:33.255000000</meta:creation-date>
    <dc:date>2022-07-28T17:24:18.337000000</dc:date>
    <meta:editing-duration>PT6M45S</meta:editing-duration>
    <meta:editing-cycles>1</meta:editing-cycles>
    <meta:generator>LibreOffice/7.2.7.2$Windows_X86_64 LibreOffice_project/8d71d29d553c0f7dcbfa38fbfda25ee34cce99a2</meta:generator>
    <meta:document-statistic meta:table-count="0" meta:image-count="3" meta:object-count="0" meta:page-count="1" meta:paragraph-count="2" meta:word-count="8" meta:character-count="65" meta:non-whitespace-character-count="59"/>
  </office:meta>
</office:document-meta>
</file>